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3cfb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6c40f5" style:font-size-asian="10pt" style:font-style-asian="normal" style:font-weight-asian="bold" style:font-name-complex="Lucida Sans" style:font-size-complex="10pt" style:font-weight-complex="bold" style:text-emphasize="none"/>
    </style:style>
    <style:style style:name="P13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5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officeooo:rsid="00731909" style:font-style-asian="normal" style:font-weight-asian="bold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8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9" style:family="text">
      <style:text-properties fo:font-style="normal" officeooo:rsid="0054a7d8" style:font-style-asian="normal" style:font-style-complex="normal"/>
    </style:style>
    <style:style style:name="T10" style:family="text">
      <style:text-properties fo:font-size="9pt" style:text-underline-style="none" style:font-size-asian="9pt" style:font-size-complex="9pt"/>
    </style:style>
    <style:style style:name="T11" style:family="text">
      <style:text-properties officeooo:rsid="006c40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<text:placeholder text:placeholder-type="text">&lt;o.budget_id.name&gt;</text:placeholder></text:p>
      <text:p text:style-name="P12"><text:span text:style-name="T11">Número interno: </text:span><text:placeholder text:placeholder-type="text">&lt;o.internal_number&gt;</text:placeholder></text:p>
      <text:p text:style-name="P15"/>
      <text:p text:style-name="P16"/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3"><text:span text:style-name="T8">D</text:span><text:span text:style-name="T7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30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4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9"><text:span text:style-name="T4">Expediente </text:span><text:span text:style-name="T6">de Solicitud</text:span><text:span text:style-name="T4"> N°</text:span><text:span text:style-name="T1"> </text:span></text:p>
          </table:table-cell>
          <table:table-cell table:style-name="Tabla1.B3" office:value-type="string">
            <text:p text:style-name="P3"><text:placeholder text:placeholder-type="text">&lt;o.request_expedient_id.number&gt;</text:placeholder></text:p>
          </table:table-cell>
        </table:table-row>
        <table:table-row>
          <table:table-cell table:style-name="Tabla1.A3" office:value-type="string">
            <text:p text:style-name="P31">Orden De Pago N°</text:p>
          </table:table-cell>
          <table:table-cell table:style-name="Tabla1.B3" office:value-type="string">
            <text:p text:style-name="P8"><text:placeholder text:placeholder-type="text">&lt;', '.join(o.advance_payment_group_ids.mapped('document_number'))&gt;</text:placeholder></text:p>
          </table:table-cell>
        </table:table-row>
        <table:table-row>
          <table:table-cell table:style-name="Tabla1.A3" office:value-type="string">
            <text:p text:style-name="P31">Beneficiario</text:p>
          </table:table-cell>
          <table:table-cell table:style-name="Tabla1.B3" office:value-type="string">
            <text:p text:style-name="P2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31">Destino Del Subsidio</text:p>
          </table:table-cell>
          <table:table-cell table:style-name="Tabla1.B3" office:value-type="string">
            <text:p text:style-name="P2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31">Fecha Del Cargo</text:p>
          </table:table-cell>
          <table:table-cell table:style-name="Tabla1.B3" office:value-type="string">
            <text:p text:style-name="P2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31">Fecha Vencimiento Rendición </text:p>
          </table:table-cell>
          <table:table-cell table:style-name="Tabla1.B3" office:value-type="string">
            <text:p text:style-name="P2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31">Importe</text:p>
          </table:table-cell>
          <table:table-cell table:style-name="Tabla1.B3" office:value-type="string">
            <text:p text:style-name="P2"><text:placeholder text:placeholder-type="text">&lt;formatLang(o.amount)&gt;</text:placeholder></text:p>
          </table:table-cell>
        </table:table-row>
      </table:table>
      <text:p text:style-name="P19"><text:tab/></text:p>
      <text:p text:style-name="P19"/>
      <text:p text:style-name="P19"/>
      <text:p text:style-name="P21"/>
      <text:p text:style-name="P7"/>
      <text:p text:style-name="P22"/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2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3">Disposición De Aprobación N°</text:p>
          </table:table-cell>
          <table:table-cell table:style-name="Tabla2.A1" office:value-type="string">
            <text:p text:style-name="P5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approval_arrangem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6">Expediente De Rendición <text:s/>N°</text:p>
            <text:p text:style-name="P28"/>
          </table:table-cell>
          <table:table-cell table:style-name="Tabla2.B3" office:value-type="string">
            <text:p text:style-name="P6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expedi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4">Fecha De Rendición</text:p>
            <text:p text:style-name="P26"/>
          </table:table-cell>
          <table:table-cell table:style-name="Tabla2.B4" office:value-type="string">
            <text:p text:style-name="P9"><text:span text:style-name="T9"><text:placeholder text:placeholder-type="text">&lt;if test="o.rendition_ids.filtered(lambda p: p.approved_amount)"&gt;</text:placeholder></text:span><text:placeholder text:placeholder-type="text">&lt;formatLang(o.rendition_ids.filtered(lambda p: p.approved_amount)[0].date, date=True)&gt;</text:placeholder><text:span text:style-name="T10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5">Importe</text:p>
            <text:p text:style-name="P27"/>
          </table:table-cell>
          <table:table-cell table:style-name="Tabla2.B5" office:value-type="string">
            <text:p text:style-name="P6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rendition_amount&gt;</text:placeholder><text:span text:style-name="T3"><text:placeholder text:placeholder-type="text">&lt;/if&gt;</text:placeholder></text:span></text:p>
          </table:table-cell>
        </table:table-row>
      </table:table>
      <text:p text:style-name="P10"/>
      <text:p text:style-name="P17"/>
      <text:p text:style-name="P17"/>
      <text:p text:style-name="P23">Observaciones</text:p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10T12:13:56.461742368</dc:date>
    <meta:editing-duration>PT4H33M21S</meta:editing-duration>
    <meta:editing-cycles>66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0" meta:word-count="85" meta:character-count="1274" meta:non-whitespace-character-count="121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